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r David VENJON</text:p>
      <text:p text:style-name="Standard"><text:a xlink:type="simple" xlink:href="mailto:david.venjon@outlook.com" text:style-name="Internet_20_link" text:visited-style-name="Visited_20_Internet_20_Link"><text:span text:style-name="Internet_20_link">david.venjon@outlook.com</text:span></text:a></text:p>
      <text:p text:style-name="Standard"><text:tab/><text:tab/><text:tab/><text:tab/><text:tab/><text:tab/><text:tab/><text:tab/></text:p>
      <text:p text:style-name="Standard"><text:tab/><text:tab/><text:tab/><text:tab/><text:tab/><text:tab/><text:tab/><text:tab/></text:p>
      <text:p text:style-name="Standard"/>
      <text:p text:style-name="Standard">Objet : Lettre de motivation</text:p>
      <text:p text:style-name="Standard"/>
      <text:p text:style-name="Standard"/>
      <text:p text:style-name="Standard"><text:tab/><text:tab/>Madame, Monsieur,</text:p>
      <text:p text:style-name="Standard"/>
      <text:p text:style-name="Standard"><text:tab/>Je suis actuellement fin de stage en entreprise après avoir suivi une formation à l'IT-Akademy comme Développeur web.</text:p>
      <text:p text:style-name="Standard"><text:tab/>Ceci est le début de ma reconversion professionnelle puisque je souhaite persévérer et progresser dans cette voie après cette première réussite.</text:p>
      <text:p text:style-name="Standard"><text:tab/>Mon objectif à court terme est de suivre une alternance de 2 ans comme Développeur Full Stack à l'IT-Akademy, formation débutant mi-septembre.</text:p>
      <text:p text:style-name="Standard"><text:tab/>Je suis un homme doté d'un esprit analytique, déterminé, organisé et investigateur. Je vais à l'essentiel, j'aime les choses simples, efficaces et performantes.</text:p>
      <text:p text:style-name="Standard"><text:tab/>Je souhaite apprendre, progresser et me performer dans ma nouvelle voie.</text:p>
      <text:p text:style-name="Standard"><text:tab/>Ces atouts viendront épouser les compétences techniques qu'une entreprise peut m'apporter en échange d'une motivation très forte de ma part, une connaissance du milieu de l'entreprise et de l'importance des valeurs que celle-ci souhaite partager avec ses salariés.</text:p>
      <text:p text:style-name="Standard"><text:tab/>Je reste à votre disposition afin de convenir d'un rendez-vous afin de mieux nous connaître dans le cadre d'une future collaboration.</text:p>
      <text:p text:style-name="Standard"/>
      <text:p text:style-name="Standard"><text:tab/>Cordialement,</text:p>
      <text:p text:style-name="Standard"/>
      <text:p text:style-name="Standard"/>
      <text:p text:style-name="Standard"><text:tab/><text:tab/><text:tab/><text:tab/><text:tab/><text:tab/><text:tab/><text:tab/>D.VENJ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VENJON</meta:initial-creator>
    <meta:creation-date>2019-06-12T10:03:46</meta:creation-date>
    <dc:creator>David VENJON</dc:creator>
    <dc:date>2019-07-22T14:26:12</dc:date>
    <meta:editing-cycles>3</meta:editing-cycles>
    <meta:editing-duration>PT21M43S</meta:editing-duration>
    <meta:generator>OpenOffice/4.1.6$Win32 OpenOffice.org_project/416m1$Build-9790</meta:generator>
    <meta:document-statistic meta:table-count="0" meta:image-count="0" meta:object-count="0" meta:page-count="1" meta:paragraph-count="15" meta:word-count="167" meta:character-count="1171"/>
  </office:meta>
</office:document-meta>
</file>